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transparent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otem / thématique_sport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Fichier</text:p>
          </table:table-cell>
          <table:table-cell table:style-name="ce2" office:value-type="string" calcext:value-type="string">
            <text:p>Légende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7_017_2_R</text:p>
          </table:table-cell>
          <table:table-cell office:value-type="string" calcext:value-type="string">
            <text:p>Le Golf à la Plaine de Billère - Un Joueur tirant</text:p>
            <text:p>Carte postale / Bibliothèque Patrimoniale de Pau / cote 7-017-2</text:p>
          </table:table-cell>
        </table:table-row>
        <table:table-row table:style-name="ro2">
          <table:table-cell office:value-type="string" calcext:value-type="string">
            <text:p>7_018_1_R</text:p>
          </table:table-cell>
          <table:table-cell office:value-type="string" calcext:value-type="string">
            <text:p>Pau : Rendez-vous de Chasse au Renard</text:p>
            <text:p><text:span text:style-name="T1">Carte postale / Bibliothèque Patrimoniale de Pau / cote 7-018-1</text:span></text:p>
          </table:table-cell>
        </table:table-row>
        <table:table-row table:style-name="ro2">
          <table:table-cell office:value-type="string" calcext:value-type="string">
            <text:p>7_020_2_R</text:p>
          </table:table-cell>
          <table:table-cell office:value-type="string" calcext:value-type="string">
            <text:p>Pau : Débarquement des Chiens au Rendez-vous</text:p>
            <text:p><text:span text:style-name="T1">Carte postale / Bibliothèque Patrimoniale de Pau / cote 7-010-2</text:span></text:p>
          </table:table-cell>
        </table:table-row>
        <table:table-row table:style-name="ro2">
          <table:table-cell office:value-type="string" calcext:value-type="string">
            <text:p>7_027_3_R</text:p>
          </table:table-cell>
          <table:table-cell office:value-type="string" calcext:value-type="string">
            <text:p>Pau : Un Drag</text:p>
            <text:p><text:span text:style-name="T1">Carte postale / Bibliothèque Patrimoniale de Pau / cote 7-027-3</text:span></text:p>
          </table:table-cell>
        </table:table-row>
        <table:table-row table:style-name="ro2">
          <table:table-cell office:value-type="string" calcext:value-type="string">
            <text:p>7_048_4_R</text:p>
          </table:table-cell>
          <table:table-cell office:value-type="string" calcext:value-type="string">
            <text:p>Pau : Hippodrome - Les Tribunes</text:p>
            <text:p><text:span text:style-name="T1">Carte postale / Bibliothèque Patrimoniale de Pau / cote 7-048-4</text:span></text:p>
          </table:table-cell>
        </table:table-row>
        <table:table-row table:style-name="ro2">
          <table:table-cell office:value-type="string" calcext:value-type="string">
            <text:p>7_059_2_R</text:p>
          </table:table-cell>
          <table:table-cell office:value-type="string" calcext:value-type="string">
            <text:p>Pau : Concours hippique - La rivière et le passage de route</text:p>
            <text:p><text:span text:style-name="T1">Carte postale / Bibliothèque Patrimoniale de Pau / cote 7-059-2</text:span></text:p>
          </table:table-cell>
        </table:table-row>
        <table:table-row table:style-name="ro2">
          <table:table-cell office:value-type="string" calcext:value-type="string">
            <text:p>7_063_1_R</text:p>
          </table:table-cell>
          <table:table-cell office:value-type="string" calcext:value-type="string">
            <text:p>Les Pyrénées : Pau. Eaux-Bonnes. - Concours de Skis</text:p>
            <text:p><text:span text:style-name="T1">Carte postale / Bibliothèque Patrimoniale de Pau / cote 7-063-1</text:span></text:p>
          </table:table-cell>
        </table:table-row>
        <table:table-row table:style-name="ro2">
          <table:table-cell office:value-type="string" calcext:value-type="string">
            <text:p>7_065_2_R</text:p>
          </table:table-cell>
          <table:table-cell office:value-type="string" calcext:value-type="string">
            <text:p>Les Pyrénées : Sports d'hiver - Saut en skis</text:p>
            <text:p><text:span text:style-name="T1">Carte postale / Bibliothèque Patrimoniale de Pau / cote 7-065-2</text:span></text:p>
          </table:table-cell>
        </table:table-row>
        <table:table-row table:style-name="ro2">
          <table:table-cell office:value-type="string" calcext:value-type="string">
            <text:p>7_065_3_R</text:p>
          </table:table-cell>
          <table:table-cell office:value-type="string" calcext:value-type="string">
            <text:p>Les Pyrénées - Eaux-Bonnes : Sports d'hiver - Une arrivée en vitesse</text:p>
            <text:p><text:span text:style-name="T1">Carte postale / Bibliothèque Patrimoniale de Pau / cote 7-065-3</text:span></text:p>
          </table:table-cell>
        </table:table-row>
        <table:table-row table:style-name="ro2">
          <table:table-cell office:value-type="string" calcext:value-type="string">
            <text:p>7_071_3_R</text:p>
          </table:table-cell>
          <table:table-cell office:value-type="string" calcext:value-type="string">
            <text:p>Pau : La Baignade</text:p>
            <text:p><text:span text:style-name="T1">Carte postale / Bibliothèque Patrimoniale de Pau / cote 7-071-3</text:span></text:p>
          </table:table-cell>
        </table:table-row>
        <table:table-row table:style-name="ro2">
          <table:table-cell office:value-type="string" calcext:value-type="string">
            <text:p>7_072_1_R</text:p>
          </table:table-cell>
          <table:table-cell office:value-type="string" calcext:value-type="string">
            <text:p>Pau : Le Véloce-Club Béarnais</text:p>
            <text:p><text:span text:style-name="T1">Carte postale / Bibliothèque Patrimoniale de Pau / cote 7-072-1</text:span></text:p>
          </table:table-cell>
        </table:table-row>
        <table:table-row table:style-name="ro2">
          <table:table-cell office:value-type="string" calcext:value-type="string">
            <text:p>7_072_3_R</text:p>
          </table:table-cell>
          <table:table-cell office:value-type="string" calcext:value-type="string">
            <text:p>Pau : Le Véloce-Club Béarnais, un départ</text:p>
            <text:p><text:span text:style-name="T1">Carte postale / Bibliothèque Patrimoniale de Pau / cote 7-072-3</text:span></text:p>
          </table:table-cell>
        </table:table-row>
        <table:table-row table:style-name="ro2">
          <table:table-cell office:value-type="string" calcext:value-type="string">
            <text:p>7_073_2_R</text:p>
          </table:table-cell>
          <table:table-cell office:value-type="string" calcext:value-type="string">
            <text:p>Immaculée-Conception - Pau : Une équipe de Football</text:p>
            <text:p><text:span text:style-name="T1">Carte postale / Bibliothèque Patrimoniale de Pau / cote 7-073-2</text:span></text:p>
          </table:table-cell>
        </table:table-row>
        <table:table-row table:style-name="ro2">
          <table:table-cell office:value-type="string" calcext:value-type="string">
            <text:p>7_074_2_R</text:p>
          </table:table-cell>
          <table:table-cell office:value-type="string" calcext:value-type="string">
            <text:p>Sur l'Eau</text:p>
            <text:p><text:span text:style-name="T1">Carte postale / Bibliothèque Patrimoniale de Pau / cote 7-074-2</text:span></text:p>
          </table:table-cell>
        </table:table-row>
        <table:table-row table:style-name="ro2">
          <table:table-cell office:value-type="string" calcext:value-type="string">
            <text:p>7_075_1_R</text:p>
          </table:table-cell>
          <table:table-cell office:value-type="string" calcext:value-type="string">
            <text:p>Grand Chistera</text:p>
            <text:p><text:span text:style-name="T1">Carte postale / Bibliothèque Patrimoniale de Pau / cote 7-075-1</text:span></text:p>
          </table:table-cell>
        </table:table-row>
        <table:table-row table:style-name="ro2">
          <table:table-cell office:value-type="string" calcext:value-type="string">
            <text:p>7_076_1_R</text:p>
          </table:table-cell>
          <table:table-cell office:value-type="string" calcext:value-type="string">
            <text:p>Section Paloise - Champion de France 1928</text:p>
            <text:p><text:span text:style-name="T1">Carte postale / Bibliothèque Patrimoniale de Pau / cote 7-076-1</text:span></text:p>
          </table:table-cell>
        </table:table-row>
        <table:table-row table:style-name="ro2">
          <table:table-cell office:value-type="string" calcext:value-type="string">
            <text:p>7_076_3_R</text:p>
          </table:table-cell>
          <table:table-cell office:value-type="string" calcext:value-type="string">
            <text:p>Equipe de la Section Paloise</text:p>
            <text:p><text:span text:style-name="T1">Carte postale / Bibliothèque Patrimoniale de Pau / cote 7-076-3</text:span></text:p>
          </table:table-cell>
        </table:table-row>
        <table:table-row table:style-name="ro2">
          <table:table-cell office:value-type="string" calcext:value-type="string">
            <text:p>7_077_1_R</text:p>
          </table:table-cell>
          <table:table-cell office:value-type="string" calcext:value-type="string">
            <text:p>Les Sports à Pau : Un bel écart</text:p>
            <text:p><text:span text:style-name="T1">Carte postale / Bibliothèque Patrimoniale de Pau / cote 7-077-1</text:span></text:p>
          </table:table-cell>
        </table:table-row>
        <table:table-row table:style-name="ro2">
          <table:table-cell office:value-type="string" calcext:value-type="string">
            <text:p>7_091_3_R</text:p>
          </table:table-cell>
          <table:table-cell office:value-type="string" calcext:value-type="string">
            <text:p>Pau : XIVe Concours National et International de Tir, 1907</text:p>
            <text:p><text:span text:style-name="T1">Carte postale / Bibliothèque Patrimoniale de Pau / cote 7-091-3</text:span></text:p>
          </table:table-cell>
        </table:table-row>
        <table:table-row table:style-name="ro2">
          <table:table-cell office:value-type="string" calcext:value-type="string">
            <text:p>7_091_4_R</text:p>
          </table:table-cell>
          <table:table-cell office:value-type="string" calcext:value-type="string">
            <text:p>Pau : Le Tir aux Pigeons</text:p>
            <text:p><text:span text:style-name="T1">Carte postale / Bibliothèque Patrimoniale de Pau / cote 7-091-4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10:40:14.425000000</meta:creation-date>
    <dc:date>2020-09-16T10:56:22.060000000</dc:date>
    <meta:editing-duration>PT5M36S</meta:editing-duration>
    <meta:editing-cycles>2</meta:editing-cycles>
    <meta:generator>LibreOffice/6.3.6.2$Windows_X86_64 LibreOffice_project/2196df99b074d8a661f4036fca8fa0cbfa33a497</meta:generator>
    <meta:document-statistic meta:table-count="1" meta:cell-count="43" meta:object-count="0"/>
  </office:meta>
</office:document-meta>
</file>